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000000400F825042D.png" manifest:media-type="image/png"/>
  <manifest:file-entry manifest:full-path="Pictures/100000010000040000000400C13F122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usine" svg:font-family="Cousine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uicksand" svg:font-family="Quicksand" style:font-pitch="variable"/>
  </office:font-face-decls>
  <office:automatic-styles>
    <style:style style:name="P1" style:family="paragraph" style:parent-style-name="Standard">
      <style:text-properties officeooo:rsid="00015a44" officeooo:paragraph-rsid="00015a44"/>
    </style:style>
    <style:style style:name="P2" style:family="paragraph" style:parent-style-name="Standard">
      <style:paragraph-properties fo:text-align="center" style:justify-single-word="false"/>
      <style:text-properties fo:color="#3465a4" loext:opacity="100%" style:font-name="Quicksand" fo:font-size="14pt" fo:font-weight="bold" officeooo:rsid="00015a44" officeooo:paragraph-rsid="00015a44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8d1d75" loext:opacity="100%" style:font-name="Quicksand" fo:font-size="16pt" officeooo:rsid="00015a44" officeooo:paragraph-rsid="00015a44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font-name="Cousine" fo:font-size="16pt" fo:font-weight="bold" officeooo:rsid="00015a44" officeooo:paragraph-rsid="00015a44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Cousine" fo:font-size="16pt" officeooo:rsid="00015a44" officeooo:paragraph-rsid="00015a44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font-name="Cousine" fo:font-size="12pt" officeooo:rsid="00015a44" officeooo:paragraph-rsid="00015a44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font-name="Cousine" fo:font-size="20pt" officeooo:rsid="0002a785" officeooo:paragraph-rsid="0002a785" style:font-size-asian="20pt" style:font-size-complex="20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1.1543in, 2.2819in, 1.0984in, 2.269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0" text:name="Name"/>
        <text:user-field-decl office:value-type="float" office:value="0" text:name="JobTitle"/>
        <text:user-field-decl office:value-type="float" office:value="0" text:name="Organization"/>
      </text:user-field-decls>
      <draw:frame draw:style-name="fr1" draw:name="Image1" text:anchor-type="page" text:anchor-page-number="1" svg:x="1.3874in" svg:y="0.1311in" svg:width="1.302in" svg:height="1.7917in" draw:z-index="0">
        <draw:image xlink:href="Pictures/100000010000040000000400C13F1223.png" xlink:type="simple" xlink:show="embed" xlink:actuate="onLoad" draw:mime-type="image/png"/>
      </draw:frame>
      <draw:frame draw:style-name="fr2" draw:name="QrCode" text:anchor-type="page" text:anchor-page-number="1" svg:x="1.4299in" svg:y="3.5701in" svg:width="1.3008in" svg:height="1.3008in" draw:z-index="1">
        <draw:image xlink:href="Pictures/100000010000040000000400F825042D.png" xlink:type="simple" xlink:show="embed" xlink:actuate="onLoad" draw:mime-type="image/png"/>
      </draw:frame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0 - 12 February 2026</text:p>
      <text:p text:style-name="P3">BIBF</text:p>
      <text:p text:style-name="P4"><text:user-field-get style:data-style-name="N0" text:name="Name">0</text:user-field-get></text:p>
      <text:p text:style-name="P5"><text:user-field-get style:data-style-name="N0" text:name="JobTitle">0</text:user-field-get></text:p>
      <text:p text:style-name="P6"><text:user-field-get style:data-style-name="N0" text:name="Organization">0</text:user-field-get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DELEGAT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usine" svg:font-family="Cousine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uicksand" svg:font-family="Quicksand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4.1299in" fo:page-height="5.8299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2T22:57:41.477068546</meta:creation-date>
    <dc:date>2026-01-03T04:11:26.216255555</dc:date>
    <meta:editing-duration>PT3M52S</meta:editing-duration>
    <meta:editing-cycles>2</meta:editing-cycles>
    <meta:generator>LibreOffice/25.2.3.2$Linux_X86_64 LibreOffice_project/520$Build-2</meta:generator>
    <meta:document-statistic meta:table-count="0" meta:image-count="2" meta:object-count="0" meta:page-count="1" meta:paragraph-count="6" meta:word-count="10" meta:character-count="36" meta:non-whitespace-character-count="32"/>
  </office:meta>
</office:document-meta>
</file>